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Text_20_body">
      <style:text-properties officeooo:rsid="01f2fb27" officeooo:paragraph-rsid="01f2fb27"/>
    </style:style>
    <style:style style:name="P483" style:family="paragraph" style:parent-style-name="CommitMessage">
      <style:text-properties officeooo:rsid="01f44397" officeooo:paragraph-rsid="01f44397"/>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106458856"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4502817087566"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03460092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4502958806452" text:continue-list="list154502817087566"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03460092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4503151969440" text:continue-list="list154502958806452"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CodeIndent">#import &lt;msxml6.dll&gt;<text:line-break/><text:line-break/>int main()<text:line-break/>{<text:line-break/> CoInitialize(NULL); // Initialize COM<text:line-break/><text:line-break/> try<text:line-break/> {<text:line-break/> MSXML2::IXMLDOMDocument60Ptr pXMLDom;<text:line-break/> pXMLDom.CreateInstance(__uuidof(MSXML2::DOMDocument60));<text:line-break/><text:line-break/> // Create a schema cache<text:line-break/> MSXML2::IXMLDOMSchemaCollectionPtr pSchemaCache;<text:line-break/> pSchemaCache.CreateInstance(__uuidof(MSXML2::XMLSchemaCache60));<text:line-break/><text:line-break/> // Add your schema to the schema cache (replace with your schema file path)<text:line-break/> pSchemaCache-&gt;add(L"yourNamespaceURI", L"yourSchemaFile.xsd");<text:line-break/><text:line-break/> // Assign the schema cache to the document<text:line-break/> pXMLDom-&gt;schemas = pSchemaCache.GetInterfacePtr();<text:line-break/><text:line-break/> // Configure validation on parse<text:line-break/> pXMLDom-&gt;put_validateOnParse(VARIANT_TRUE);<text:line-break/><text:soft-page-break/> 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2">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3">Notebook: with AI help, got a couple hints for what to try next (see the TODOs after my last commit) → [no comm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7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21T15:45:02.099779600</dc:date>
    <meta:editing-duration>P11DT12H57M23S</meta:editing-duration>
    <meta:editing-cycles>494</meta:editing-cycles>
    <meta:generator>LibreOffice/25.2.4.3$Windows_X86_64 LibreOffice_project/33e196637044ead23f5c3226cde09b47731f7e27</meta:generator>
    <meta:document-statistic meta:table-count="4" meta:image-count="6" meta:object-count="0" meta:page-count="75" meta:paragraph-count="1071" meta:word-count="26043" meta:character-count="161402" meta:non-whitespace-character-count="13493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